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1B00000096D7F35C2B1BEAB77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/>
    </style:style>
    <style:style style:name="P2" style:family="paragraph" style:parent-style-name="Standard">
      <style:text-properties officeooo:rsid="001568e9" officeooo:paragraph-rsid="00154133"/>
    </style:style>
    <style:style style:name="P3" style:family="paragraph" style:parent-style-name="Standard">
      <style:text-properties style:font-name="Times New Roman" officeooo:rsid="001568e9" officeooo:paragraph-rsid="00154133"/>
    </style:style>
    <style:style style:name="P4" style:family="paragraph" style:parent-style-name="Standard">
      <style:text-properties style:font-name="Times New Roman" officeooo:rsid="0018df2c" officeooo:paragraph-rsid="00154133"/>
    </style:style>
    <style:style style:name="P5" style:family="paragraph" style:parent-style-name="Standard">
      <style:text-properties style:font-name="Times New Roman" officeooo:paragraph-rsid="00154133"/>
    </style:style>
    <style:style style:name="P6" style:family="paragraph" style:parent-style-name="Standard">
      <style:text-properties fo:color="#000000" style:font-name="Times New Roman" officeooo:paragraph-rsid="00154133"/>
    </style:style>
    <style:style style:name="P7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Times New Roman" officeooo:rsid="001568e9" officeooo:paragraph-rsid="00154133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style:font-size-asian="12pt" style:font-name-complex="Arial1" style:font-size-complex="12pt"/>
    </style:style>
    <style:style style:name="T3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4" style:family="text">
      <style:text-properties style:font-name="Arial" fo:font-size="10pt" style:font-size-asian="10pt" style:font-name-complex="Arial1" style:font-size-complex="10pt"/>
    </style:style>
    <style:style style:name="T5" style:family="text">
      <style:text-properties style:font-name="Arial" fo:font-size="10pt" officeooo:rsid="00154133" style:font-size-asian="10pt" style:font-name-complex="Arial1" style:font-size-complex="10pt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2pt" fo:font-weight="bold" style:font-size-asian="12pt" style:font-weight-asian="bold" style:font-name-complex="Arial1" style:font-size-complex="12pt"/>
    </style:style>
    <style:style style:name="T8" style:family="text">
      <style:text-properties style:font-name="Times New Roman" fo:font-size="12pt" fo:font-weight="normal" style:font-size-asian="12pt" style:font-weight-asian="normal" style:font-name-complex="Arial1" style:font-size-complex="12pt" style:font-weight-complex="normal"/>
    </style:style>
    <style:style style:name="T9" style:family="text">
      <style:text-properties style:font-name="Times New Roman" officeooo:rsid="0018df2c"/>
    </style:style>
    <style:style style:name="T10" style:family="text">
      <style:text-properties officeooo:rsid="001568e9"/>
    </style:style>
    <style:style style:name="T11" style:family="text">
      <style:text-properties officeooo:rsid="0018df2c"/>
    </style:style>
    <style:style style:name="T12" style:family="text">
      <style:text-properties fo:font-variant="normal" fo:text-transform="none" fo:font-size="12pt" fo:letter-spacing="normal" fo:font-style="normal" fo:font-weight="normal"/>
    </style:style>
    <style:style style:name="fr1" style:family="graphic" style:parent-style-name="Graphics">
      <style:graphic-properties fo:margin-left="0.318cm" fo:margin-right="0.333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Namespace</text:span></text:p>
      <text:p text:style-name="P3">a) O que são Namespaces?</text:p>
      <text:p text:style-name="P3">b) Qual a importância do uso de Namespaces em documentos XML? </text:p>
      <text:p text:style-name="P3"><text:tab/>Namespaces XML provéem um método para evitar conflitos com nomes de elementos</text:p>
      <text:p text:style-name="P3">c) Como os Namespaces são definidos dentro de documentos XML? Qual é a sintaxe?</text:p>
      <text:p text:style-name="P5"><text:span text:style-name="T10"><text:tab/>&lt;element xmlns="namespace"&gt;</text:span></text:p>
      <text:p text:style-name="P3">d) Como é definido o escopo da declaração de Namespaces?</text:p>
      <text:p text:style-name="P3"><text:tab/><text:span text:style-name="T11">&lt;?xml version="1.0" encoding="ISO-8859-1"?&gt;</text:span></text:p>
      <text:p text:style-name="P2"><text:span text:style-name="T6"><text:tab/></text:span><text:span text:style-name="T9">&lt;xsl:stylesheet xmlns:xls="</text:span><text:a xlink:type="simple" xlink:href="http://www.w3.org/TR/xls" text:style-name="Internet_20_link" text:visited-style-name="Visited_20_Internet_20_Link"><text:span text:style-name="T9">http://www.w3.org/TR/xls</text:span></text:a><text:span text:style-name="T9">"&gt;</text:span></text:p>
      <text:p text:style-name="P3"><text:tab/><text:span text:style-name="T11">&lt;xsl:template match="/"&gt;</text:span></text:p>
      <text:p text:style-name="P3"><text:tab/><text:tab/><text:span text:style-name="T11">&lt;html&gt;</text:span></text:p>
      <text:p text:style-name="P3"><text:tab/><text:tab/><text:tab/><text:span text:style-name="T11">&lt;body&gt;</text:span></text:p>
      <text:p text:style-name="P3"><text:tab/><text:tab/><text:tab/><text:tab/><text:span text:style-name="T11">&lt;table border="2" bgcolor="yellow"&gt;</text:span></text:p>
      <text:p text:style-name="P3"><text:tab/><text:tab/><text:tab/><text:tab/><text:tab/><text:span text:style-name="T11">&lt;tr&gt;</text:span></text:p>
      <text:p text:style-name="P3"><text:tab/><text:tab/><text:tab/><text:tab/><text:tab/><text:tab/><text:span text:style-name="T11">&lt;th&gt;Title&lt;/th&gt;</text:span></text:p>
      <text:p text:style-name="P3"><text:tab/><text:tab/><text:tab/><text:tab/><text:tab/><text:tab/><text:span text:style-name="T11">&lt;th&gt;Artist&lt;/th&gt;</text:span></text:p>
      <text:p text:style-name="P3"><text:tab/><text:tab/><text:tab/><text:tab/><text:tab/><text:span text:style-name="T11">&lt;/tr&gt;</text:span></text:p>
      <text:p text:style-name="P3"><text:tab/><text:tab/><text:tab/><text:tab/><text:tab/><text:span text:style-name="T11">&lt;xsl:for-each select="CATALOG/CD"&gt;</text:span></text:p>
      <text:p text:style-name="P3"><text:tab/><text:tab/><text:tab/><text:tab/><text:tab/><text:span text:style-name="T11">&lt;tr&gt;</text:span></text:p>
      <text:p text:style-name="P3"><text:tab/><text:tab/><text:tab/><text:tab/><text:tab/><text:tab/><text:span text:style-name="T11">&lt;td&gt;&lt;xsl:value-of select="TITLE"/&gt;&lt;/td&gt;</text:span></text:p>
      <text:p text:style-name="P3"><text:tab/><text:tab/><text:tab/><text:tab/><text:tab/><text:tab/><text:span text:style-name="T11">&lt;td&gt;&lt;xsl:value-of select="ARTIST"/&gt;&lt;/td&gt;</text:span></text:p>
      <text:p text:style-name="P3"><text:tab/><text:tab/><text:tab/><text:tab/><text:tab/><text:span text:style-name="T11">&lt;/tr&gt;</text:span></text:p>
      <text:p text:style-name="P3"><text:tab/><text:tab/><text:tab/><text:tab/><text:tab/><text:span text:style-name="T11">&lt;xsl:for-each select="CATALOG/CD"&gt;</text:span></text:p>
      <text:p text:style-name="P3"><text:tab/><text:tab/><text:tab/><text:tab/><text:tab/><text:tab/><text:span text:style-name="T11">&lt;tr&gt;</text:span></text:p>
      <text:p text:style-name="P3"><text:tab/><text:tab/><text:tab/><text:tab/><text:tab/><text:tab/><text:tab/><text:span text:style-name="T11">&lt;td&gt;&lt;xsl:value-of select="TITLE"/&gt;&lt;/td&gt;</text:span></text:p>
      <text:p text:style-name="P3"><text:tab/><text:tab/><text:tab/><text:tab/><text:tab/><text:tab/><text:tab/><text:span text:style-name="T11">&lt;td&gt;&lt;xsl:value-of select="ARTIST"/&gt;&lt;/td&gt;</text:span></text:p>
      <text:p text:style-name="P3"><text:tab/><text:tab/><text:tab/><text:tab/><text:tab/><text:tab/><text:span text:style-name="T11">&lt;/tr&gt;</text:span></text:p>
      <text:p text:style-name="P3"><text:tab/><text:tab/><text:tab/><text:tab/><text:tab/><text:span text:style-name="T11">&lt;/xsl:for-each&gt;</text:span></text:p>
      <text:p text:style-name="P3"><text:tab/><text:tab/><text:tab/><text:tab/><text:span text:style-name="T11">&lt;/table&gt;</text:span></text:p>
      <text:p text:style-name="P3"><text:soft-page-break/><text:tab/><text:tab/><text:tab/><text:span text:style-name="T11">&lt;/body&gt;</text:span></text:p>
      <text:p text:style-name="P3"><text:tab/><text:tab/><text:span text:style-name="T11">&lt;/html&gt;</text:span></text:p>
      <text:p text:style-name="P3"><text:tab/><text:span text:style-name="T11">&lt;/xsl:template&gt;</text:span></text:p>
      <text:p text:style-name="P4"><text:tab/>&lt;/xsl:stylesheet&gt;</text:p>
      <text:p text:style-name="P8"><text:tab/></text:p>
      <text:p text:style-name="P3"/>
      <text:p text:style-name="P6"><text:span text:style-name="T10"><text:tab/></text:span><text:span text:style-name="T12">&lt;h:table xmlns:h="http://www.w3.org/TR/html4/"&gt;</text:span><text:line-break/><text:tab/><text:tab/><text:span text:style-name="T12">&lt;h:tr&gt;</text:span><text:line-break/><text:tab/><text:tab/><text:tab/><text:span text:style-name="T12">&lt;h:td&gt;Apples&lt;/h:td&gt;</text:span><text:line-break/><text:tab/><text:tab/><text:tab/><text:span text:style-name="T12">&lt;h:td&gt;Bananas&lt;/h:td&gt;</text:span><text:line-break/><text:tab/><text:tab/><text:span text:style-name="T12">&lt;/h:tr&gt;</text:span><text:line-break/><text:tab/><text:span text:style-name="T12">&lt;/h:table&gt;</text:span><text:line-break/><text:line-break/><text:tab/><text:span text:style-name="T12">&lt;f:table xmlns:f="https://www.w3schools.com/furniture"&gt;</text:span><text:line-break/><text:tab/><text:tab/><text:span text:style-name="T12">&lt;f:name&gt;African Coffee Table&lt;/f:name&gt;</text:span><text:line-break/><text:tab/><text:tab/><text:span text:style-name="T12">&lt;f:width&gt;80&lt;/f:width&gt;</text:span><text:line-break/><text:tab/><text:tab/><text:span text:style-name="T12">&lt;f:length&gt;120&lt;/f:length&gt;</text:span><text:line-break/><text:tab/><text:span text:style-name="T12">&lt;/f:table&gt;</text:span> </text:p>
      <text:p text:style-name="P3"/>
      <text:p text:style-name="P3"/>
      <text:p text:style-name="P3">REFERENCIAS</text:p>
      <text:p text:style-name="P2"><text:a xlink:type="simple" xlink:href="http://hugoribeiro.com.br/Curso_HTML/xml/c14.htm" text:style-name="Internet_20_link" text:visited-style-name="Visited_20_Internet_20_Link"><text:span text:style-name="T6">http://hugoribeiro.com.br/Curso_HTML/xml/c14.htm</text:span></text:a><text:span text:style-name="T6"> </text:span></text:p>
      <text:p text:style-name="P2"><text:a xlink:type="simple" xlink:href="https://medium.com/@gabrielpolo/o-que-é-um-namespace-xml-1c3f982bbe27" text:style-name="Internet_20_link" text:visited-style-name="Visited_20_Internet_20_Link"><text:span text:style-name="T6">https://medium.com/@gabrielpolo/o-que-%C3%A9-um-namespace-xml-1c3f982bbe27</text:span></text:a><text:span text:style-name="T6"> </text:span></text:p>
      <text:p text:style-name="P2"><text:a xlink:type="simple" xlink:href="https://www.w3schools.com/xml/xml_namespaces.asp" text:style-name="Internet_20_link" text:visited-style-name="Visited_20_Internet_20_Link"><text:span text:style-name="T6">https://www.w3schools.com/xml/xml_namespaces.asp</text:span></text:a><text:span text:style-name="T6"> </text:span><text:a xlink:type="simple" xlink:href="https://www.webucator.com/tutorial/learn-xml-schema/namespaces.cfm" text:style-name="Internet_20_link" text:visited-style-name="Visited_20_Internet_20_Link"><text:span text:style-name="T8">https://www.webucator.com/tutorial/learn-xml-schema/namespaces.cf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end" style:justify-single-word="false"/>
    </style:style>
    <style:style style:name="MT1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2" style:family="text">
      <style:text-properties style:font-name="Arial" fo:font-size="10pt" style:font-size-asian="10pt" style:font-name-complex="Arial1" style:font-size-complex="10pt"/>
    </style:style>
    <style:style style:name="MT3" style:family="text">
      <style:text-properties style:font-name="Arial" fo:font-size="10pt" officeooo:rsid="00154133" style:font-size-asian="10pt" style:font-name-complex="Arial1" style:font-size-complex="10pt"/>
    </style:style>
    <style:style style:name="Mfr1" style:family="graphic" style:parent-style-name="Graphics">
      <style:graphic-properties fo:margin-left="0.318cm" fo:margin-right="0.333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char" svg:x="-0.011cm" svg:y="-0.005cm" svg:width="6.44cm" svg:height="1.799cm" draw:z-index="1"><draw:image xlink:href="Pictures/100002010000021B00000096D7F35C2B1BEAB77C.png" xlink:type="simple" xlink:show="embed" xlink:actuate="onLoad"/></draw:frame> <text:s text:c="11"/><text:tab/> <text:s text:c="2"/><text:span text:style-name="MT1">Nome</text:span><text:span text:style-name="MT2">: </text:span><text:span text:style-name="MT3">Diego Soria Rios</text:span></text:p>
        <text:p text:style-name="MP1"><text:span text:style-name="MT2"><text:s text:c="5"/><text:tab/> <text:s text:c="2"/><text:tab/> <text:s text:c="2"/></text:span><text:span text:style-name="MT1">Curso</text:span><text:span text:style-name="MT2">: Ciência da Computação</text:span></text:p>
        <text:p text:style-name="MP1"><text:span text:style-name="MT2"><text:tab/> <text:s text:c="2"/><text:tab/> <text:s text:c="2"/></text:span><text:span text:style-name="MT1">Disciplina</text:span><text:span text:style-name="MT2">: Dados Semi-Estruturados</text:span></text:p>
        <text:p text:style-name="Header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 biazus</meta:initial-creator>
    <meta:editing-cycles>6</meta:editing-cycles>
    <meta:creation-date>2019-04-12T11:56:00</meta:creation-date>
    <dc:date>2019-04-12T09:27:11.067000000</dc:date>
    <meta:editing-duration>PT12M51S</meta:editing-duration>
    <meta:generator>LibreOffice/5.0.4.2$Windows_X86_64 LibreOffice_project/2b9802c1994aa0b7dc6079e128979269cf95bc78</meta:generator>
    <meta:document-statistic meta:table-count="0" meta:image-count="1" meta:object-count="0" meta:page-count="2" meta:paragraph-count="43" meta:word-count="124" meta:character-count="1624" meta:non-whitespace-character-count="13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